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8000001EC5263E6863A7E8DD9.png" manifest:media-type="image/png"/>
  <manifest:file-entry manifest:full-path="Pictures/100002010000002400000041272A54DAE54AF1B1.png" manifest:media-type="image/png"/>
  <manifest:file-entry manifest:full-path="Pictures/100002010000029A0000022436514A02BAF401E5.png" manifest:media-type="image/png"/>
  <manifest:file-entry manifest:full-path="Pictures/100002010000020A000001E3E103925884D097F4.png" manifest:media-type="image/png"/>
  <manifest:file-entry manifest:full-path="Pictures/10000201000001B1000000FAA01AC87D723722E7.png" manifest:media-type="image/png"/>
  <manifest:file-entry manifest:full-path="Pictures/10000201000000E40000015BE25AE356CF30ADDE.png" manifest:media-type="image/png"/>
  <manifest:file-entry manifest:full-path="Pictures/1000020100000281000001DA5E7A836723F8D173.png" manifest:media-type="image/png"/>
  <manifest:file-entry manifest:full-path="Pictures/100002010000009100000027E5881F339C8EEE1F.png" manifest:media-type="image/png"/>
  <manifest:file-entry manifest:full-path="Pictures/100002010000002900000393B84DBEA4B4C2906B.png" manifest:media-type="image/png"/>
  <manifest:file-entry manifest:full-path="Pictures/100002010000045800000362C6C73518D0A012D4.png" manifest:media-type="image/png"/>
  <manifest:file-entry manifest:full-path="Pictures/100002010000001C000001FF811A16683DC46ACE.png" manifest:media-type="image/png"/>
  <manifest:file-entry manifest:full-path="Pictures/100002010000002B00000066E8BBDC2AAF8A2B88.png" manifest:media-type="image/png"/>
  <manifest:file-entry manifest:full-path="Pictures/10000201000000520000011201EAB11E9B71BC4F.png" manifest:media-type="image/png"/>
  <manifest:file-entry manifest:full-path="Pictures/1000020100000040000000257B6594778108A13F.png" manifest:media-type="image/png"/>
  <manifest:file-entry manifest:full-path="Pictures/100002010000014A000000D71B472C281782E5D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059" svg:font-family="C059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color="#00aaa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color="#00aaa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4" style:family="graphic" style:parent-style-name="standard">
      <style:graphic-properties svg:stroke-width="0.053cm" svg:stroke-color="#3465a4" draw:marker-start-width="0.358cm" draw:marker-end-width="0.358cm" draw:textarea-horizontal-align="justify" draw:textarea-vertical-align="middle" draw:auto-grow-height="false" fo:min-height="14.559cm" fo:min-width="8.467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3465a4" draw:marker-start-width="0.358cm" draw:marker-end-width="0.358cm" draw:textarea-horizontal-align="justify" draw:textarea-vertical-align="middle" draw:auto-grow-height="false" fo:min-height="14.559cm" fo:min-width="13.437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004cm" fo:min-width="0.389cm" draw:shadow="hidden" draw:shadow-offset-x="0.203cm" draw:shadow-offset-y="0.203cm" draw:shadow-opacity="100%"/>
    </style:style>
    <style:style style:name="gr8" style:family="graphic" style:parent-style-name="standard">
      <style:graphic-properties draw:stroke="none" svg:stroke-color="#00aaad" draw:fill="solid" draw:fill-color="#729fcf" draw:textarea-horizontal-align="justify" draw:textarea-vertical-align="middle" draw:auto-grow-height="false" fo:min-height="0.175cm" fo:min-width="12.625cm"/>
    </style:style>
    <style:style style:name="gr9" style:family="graphic" style:parent-style-name="standard">
      <style:graphic-properties svg:stroke-width="0.028cm" svg:stroke-color="#000000" draw:marker-start-width="0.245cm" draw:marker-end-width="0.245cm" draw:textarea-horizontal-align="justify" draw:textarea-vertical-align="middle" draw:auto-grow-height="false" fo:min-height="4.322cm" fo:min-width="12.852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5cm" draw:marker-end-width="0.245cm" draw:textarea-horizontal-align="justify" draw:textarea-vertical-align="middle" draw:auto-grow-height="false" fo:min-height="5.719cm" fo:min-width="6.685cm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258cm" fo:min-width="0.795cm" draw:shadow="hidden" draw:shadow-offset-x="0.203cm" draw:shadow-offset-y="0.203cm" draw:shadow-opacity="100%"/>
    </style:style>
    <style:style style:name="gr12" style:family="graphic" style:parent-style-name="standard">
      <style:graphic-properties draw:stroke="none" svg:stroke-color="#000000" draw:fill="none" draw:fill-color="#ffffff" fo:min-height="0.639cm"/>
    </style:style>
    <style:style style:name="gr13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357cm" fo:min-width="0.298cm" draw:shadow="hidden" draw:shadow-offset-x="0.203cm" draw:shadow-offset-y="0.203cm" draw:shadow-opacity="100%"/>
    </style:style>
    <style:style style:name="gr14" style:family="graphic" style:parent-style-name="standard">
      <style:graphic-properties draw:stroke="none" svg:stroke-color="#000000" draw:fill="none" draw:fill-color="#ffffff" fo:min-height="0.319cm"/>
    </style:style>
    <style:style style:name="gr15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385cm" fo:min-width="0.759cm" draw:shadow="hidden" draw:shadow-offset-x="0.203cm" draw:shadow-offset-y="0.203cm" draw:shadow-opacity="100%"/>
    </style:style>
    <style:style style:name="gr16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258cm" fo:min-width="0cm" draw:shadow="hidden" draw:shadow-offset-x="0.203cm" draw:shadow-offset-y="0.203cm" draw:shadow-opacity="100%"/>
    </style:style>
    <style:style style:name="gr17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267cm" fo:min-width="0.191cm" draw:shadow="hidden" draw:shadow-offset-x="0.203cm" draw:shadow-offset-y="0.203cm" draw:shadow-opacity="100%"/>
    </style:style>
    <style:style style:name="gr18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385cm" fo:min-width="0.384cm" draw:shadow="hidden" draw:shadow-offset-x="0.203cm" draw:shadow-offset-y="0.203cm" draw:shadow-opacity="100%"/>
    </style:style>
    <style:style style:name="gr19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131cm" fo:min-width="0cm" draw:shadow="hidden" draw:shadow-offset-x="0.203cm" draw:shadow-offset-y="0.203cm" draw:shadow-opacity="100%"/>
    </style:style>
    <style:style style:name="gr20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004cm" fo:min-width="0cm" draw:shadow="hidden" draw:shadow-offset-x="0.203cm" draw:shadow-offset-y="0.203cm" draw:shadow-opacity="100%"/>
    </style:style>
    <style:style style:name="gr21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cm" fo:min-width="0cm" draw:shadow="hidden" draw:shadow-offset-x="0.203cm" draw:shadow-offset-y="0.203cm" draw:shadow-opacity="100%"/>
    </style:style>
    <style:style style:name="gr22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267cm" fo:min-width="0.451cm" draw:shadow="hidden" draw:shadow-offset-x="0.203cm" draw:shadow-offset-y="0.203cm" draw:shadow-opacity="100%"/>
    </style:style>
    <style:style style:name="gr23" style:family="graphic" style:parent-style-name="Object_20_with_20_no_20_fill_20_and_20_no_20_line">
      <style:graphic-properties draw:stroke="solid" svg:stroke-color="#3465a4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1.246cm" fo:min-width="1.293cm" draw:shadow="hidden" draw:shadow-offset-x="0.203cm" draw:shadow-offset-y="0.203cm" draw:shadow-opacity="100%"/>
    </style:style>
    <style:style style:name="gr25" style:family="graphic" style:parent-style-name="standard">
      <style:graphic-properties draw:stroke="none" svg:stroke-color="#00aaad" draw:fill="solid" draw:fill-color="#7da7d8" draw:textarea-horizontal-align="justify" draw:textarea-vertical-align="middle" draw:auto-grow-height="false" fo:min-height="0.175cm" fo:min-width="5.569cm"/>
    </style:style>
    <style:style style:name="gr26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1.754cm" fo:min-width="1.364cm" draw:shadow="hidden" draw:shadow-offset-x="0.203cm" draw:shadow-offset-y="0.203cm" draw:shadow-opacity="100%"/>
    </style:style>
    <style:style style:name="gr27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1.627cm" fo:min-width="1.666cm" draw:shadow="hidden" draw:shadow-offset-x="0.203cm" draw:shadow-offset-y="0.203cm" draw:shadow-opacity="100%"/>
    </style:style>
    <style:style style:name="gr28" style:family="graphic" style:parent-style-name="standard">
      <style:graphic-properties draw:stroke="none" svg:stroke-color="#00aaad" draw:fill="solid" draw:fill-color="#7da7d8" draw:textarea-horizontal-align="justify" draw:textarea-vertical-align="middle" draw:auto-grow-height="false" fo:min-height="0.175cm" fo:min-width="5.43cm"/>
    </style:style>
    <style:style style:name="gr29" style:family="graphic" style:parent-style-name="Object_20_with_20_no_20_fill_20_and_20_no_20_line">
      <style:graphic-properties draw:stroke="none" svg:stroke-color="#00aaad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0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766cm" fo:min-width="0cm" draw:shadow="hidden" draw:shadow-offset-x="0.203cm" draw:shadow-offset-y="0.203cm" draw:shadow-opacity="100%"/>
    </style:style>
    <style:style style:name="gr32" style:family="graphic" style:parent-style-name="standard">
      <style:graphic-properties svg:stroke-width="0.028cm" svg:stroke-color="#000000" draw:marker-start-width="0.245cm" draw:marker-end-width="0.245cm" draw:textarea-horizontal-align="justify" draw:textarea-vertical-align="middle" draw:auto-grow-height="false" fo:min-height="8.132cm" fo:min-width="5.85cm" fo:padding-top="0.139cm" fo:padding-bottom="0.139cm" fo:padding-left="0.264cm" fo:padding-right="0.264cm"/>
    </style:style>
    <style:style style:name="gr33" style:family="graphic" style:parent-style-name="standard">
      <style:graphic-properties svg:stroke-width="0.028cm" svg:stroke-color="#000000" draw:marker-start-width="0.245cm" draw:marker-end-width="0.245cm" draw:textarea-horizontal-align="justify" draw:textarea-vertical-align="middle" draw:auto-grow-height="false" fo:min-height="8.132cm" fo:min-width="5.977cm" fo:padding-top="0.139cm" fo:padding-bottom="0.139cm" fo:padding-left="0.264cm" fo:padding-right="0.264cm"/>
    </style:style>
    <style:style style:name="gr34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512cm" fo:min-width="0.04cm" draw:shadow="hidden" draw:shadow-offset-x="0.203cm" draw:shadow-offset-y="0.203cm" draw:shadow-opacity="100%"/>
    </style:style>
    <style:style style:name="gr35" style:family="graphic" style:parent-style-name="standard">
      <style:graphic-properties draw:stroke="none" svg:stroke-color="#000000" draw:fill="none" draw:fill-color="#ffffff" fo:min-height="0.258cm"/>
    </style:style>
    <style:style style:name="gr36" style:family="graphic" style:parent-style-name="Object_20_with_20_no_20_fill_20_and_20_no_20_line">
      <style:graphic-properties svg:stroke-width="0.028cm" svg:stroke-color="#729fcf" draw:marker-start-width="0.245cm" draw:marker-end-width="0.245cm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7" style:family="graphic" style:parent-style-name="standard">
      <style:graphic-properties draw:stroke="none" svg:stroke-color="#000000" draw:fill="none" draw:fill-color="#ffffff" fo:min-height="0.512cm"/>
    </style:style>
    <style:style style:name="gr38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639cm" fo:min-width="0.574cm" draw:shadow="hidden" draw:shadow-offset-x="0.203cm" draw:shadow-offset-y="0.203cm" draw:shadow-opacity="100%"/>
    </style:style>
    <style:style style:name="gr39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131cm" fo:min-width="0.208cm" draw:shadow="hidden" draw:shadow-offset-x="0.203cm" draw:shadow-offset-y="0.203cm" draw:shadow-opacity="100%"/>
    </style:style>
    <style:style style:name="gr40" style:family="graphic" style:parent-style-name="standard">
      <style:graphic-properties draw:stroke="none" svg:stroke-color="#00aaad" draw:fill="solid" draw:fill-color="#ffffff" draw:opacity="100%" draw:textarea-horizontal-align="justify" draw:textarea-vertical-align="middle" draw:auto-grow-height="false" fo:min-height="0.36cm" fo:min-width="0.352cm" draw:shadow="hidden" draw:shadow-offset-x="0.203cm" draw:shadow-offset-y="0.203cm" draw:shadow-opacity="100%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text-properties fo:font-size="16pt" fo:font-weight="bold" style:font-size-asian="18pt" style:font-weight-asian="bold" style:font-size-complex="18pt" style:font-weight-complex="bold"/>
    </style:style>
    <style:style style:name="P5" style:family="paragraph">
      <loext:graphic-properties draw:fill="solid" draw:fill-color="#ffffff" draw:opacity="100%"/>
      <style:paragraph-properties fo:text-align="center"/>
    </style:style>
    <style:style style:name="P6" style:family="paragraph">
      <loext:graphic-properties draw:fill="solid" draw:fill-color="#729fcf"/>
      <style:paragraph-properties fo:text-align="center"/>
      <style:text-properties style:font-name="C059" fo:font-size="8pt" fo:font-weight="bold" style:font-size-asian="18pt" style:font-weight-asian="bold" style:font-size-complex="18pt" style:font-weight-complex="bold"/>
    </style:style>
    <style:style style:name="P7" style:family="paragraph">
      <style:text-properties style:font-name="Liberation Sans1" fo:font-size="11pt" style:font-size-asian="11pt" style:font-size-complex="11pt"/>
    </style:style>
    <style:style style:name="P8" style:family="paragraph">
      <loext:graphic-properties draw:fill="none" draw:fill-color="#ffffff"/>
      <style:text-properties style:font-name="Liberation Sans1" fo:font-size="11pt" fo:font-weight="normal" style:font-size-asian="11pt" style:font-size-complex="11pt"/>
    </style:style>
    <style:style style:name="P9" style:family="paragraph">
      <loext:graphic-properties draw:fill="none" draw:fill-color="#ffffff"/>
      <style:text-properties fo:font-size="8pt" style:font-size-asian="18pt" style:font-size-complex="18pt"/>
    </style:style>
    <style:style style:name="P10" style:family="paragraph">
      <loext:graphic-properties draw:fill="solid" draw:fill-color="#7da7d8"/>
      <style:paragraph-properties fo:text-align="center"/>
      <style:text-properties style:font-name="C059" fo:font-size="8pt" fo:font-weight="bold" style:font-size-asian="18pt" style:font-weight-asian="bold" style:font-size-complex="18pt" style:font-weight-complex="bold"/>
    </style:style>
    <style:style style:name="P11" style:family="paragraph">
      <style:text-properties fo:font-size="8pt" style:font-size-asian="8pt" style:font-size-complex="8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style:text-properties fo:font-size="8pt" fo:font-weight="bold" style:font-size-asian="8pt" style:font-weight-asian="bold" style:font-size-complex="8pt" style:font-weight-complex="bold"/>
    </style:style>
    <style:style style:name="P14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5" style:family="paragraph">
      <style:text-properties fo:font-size="7pt" fo:font-weight="bold" style:font-size-asian="7pt" style:font-weight-asian="bold" style:font-size-complex="7pt" style:font-weight-complex="bold"/>
    </style:style>
    <style:style style:name="P16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16pt" fo:font-weight="bold" style:font-size-asian="18pt" style:font-weight-asian="bold" style:font-size-complex="18pt" style:font-weight-complex="bold"/>
    </style:style>
    <style:style style:name="T2" style:family="text">
      <style:text-properties style:font-name="C059" fo:font-size="8pt" fo:font-weight="bold" style:font-size-asian="18pt" style:font-weight-asian="bold" style:font-size-complex="18pt" style:font-weight-complex="bold"/>
    </style:style>
    <style:style style:name="T3" style:family="text">
      <style:text-properties style:font-name="Liberation Sans1" fo:font-size="11pt" fo:font-weight="normal" style:font-size-asian="11pt" style:font-size-complex="11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7pt" fo:font-weight="bold" style:font-size-asian="7pt" style:font-weight-asian="bold" style:font-size-complex="7pt" style:font-weight-complex="bold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19cm" svg:height="5.423cm" svg:x="2.888cm" svg:y="9.355cm">
          <draw:image xlink:href="Pictures/100002010000045800000362C6C73518D0A012D4.png" xlink:type="simple" xlink:show="embed" xlink:actuate="onLoad">
            <text:p/>
          </draw:image>
        </draw:frame>
        <draw:frame draw:style-name="gr2" draw:text-style-name="P2" draw:layer="layout" svg:width="5.486cm" svg:height="0.635cm" svg:x="6.112cm" svg:y="15.059cm">
          <draw:image xlink:href="Pictures/100002010000009100000027E5881F339C8EEE1F.png" xlink:type="simple" xlink:show="embed" xlink:actuate="onLoad">
            <text:p/>
          </draw:image>
        </draw:frame>
        <draw:frame draw:style-name="gr2" draw:text-style-name="P2" draw:layer="layout" svg:width="0.85cm" svg:height="12.192cm" svg:x="10.593cm" svg:y="2.916cm">
          <draw:image xlink:href="Pictures/100002010000001C000001FF811A16683DC46ACE.png" xlink:type="simple" xlink:show="embed" xlink:actuate="onLoad">
            <text:p/>
          </draw:image>
        </draw:frame>
        <draw:frame draw:style-name="gr2" draw:text-style-name="P2" draw:layer="layout" svg:width="0.762cm" svg:height="1.016cm" svg:x="5.953cm" svg:y="7.831cm">
          <draw:image xlink:href="Pictures/100002010000002B00000066E8BBDC2AAF8A2B88.png" xlink:type="simple" xlink:show="embed" xlink:actuate="onLoad">
            <text:p/>
          </draw:image>
        </draw:frame>
        <draw:custom-shape draw:style-name="gr3" draw:text-style-name="P3" draw:layer="layout" svg:width="0.635cm" svg:height="0.635cm" svg:x="4.594cm" svg:y="9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6.172cm" svg:y="14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296cm" svg:height="7.249cm" svg:x="10.488cm" svg:y="1.435cm">
          <draw:image xlink:href="Pictures/10000201000000520000011201EAB11E9B71BC4F.png" xlink:type="simple" xlink:show="embed" xlink:actuate="onLoad">
            <text:p/>
          </draw:image>
        </draw:frame>
        <draw:custom-shape draw:style-name="gr4" draw:text-style-name="P1" draw:layer="layout" svg:width="9.017cm" svg:height="14.859cm" svg:x="1.508cm" svg:y="1.1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3.987cm" svg:height="14.859cm" svg:x="11.287cm" svg:y="1.12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7.112cm" svg:height="1.016cm" svg:x="15.284cm" svg:y="1.254cm">
          <draw:text-box>
            <text:p><text:span text:style-name="T1">D</text:span><text:span text:style-name="T1">o</text:span><text:span text:style-name="T1">w</text:span><text:span text:style-name="T1">n</text:span><text:span text:style-name="T1">s</text:span><text:span text:style-name="T1">t</text:span><text:span text:style-name="T1">r</text:span><text:span text:style-name="T1">e</text:span><text:span text:style-name="T1">a</text:span><text:span text:style-name="T1">m</text:span><text:span text:style-name="T1">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/text:p>
          </draw:text-box>
        </draw:frame>
        <draw:frame draw:style-name="gr2" draw:text-style-name="P2" draw:layer="layout" svg:width="6.367cm" svg:height="3.702cm" svg:x="11.668cm" svg:y="7.012cm">
          <draw:image xlink:href="Pictures/100002010000014A000000D71B472C281782E5D2.png" xlink:type="simple" xlink:show="embed" xlink:actuate="onLoad">
            <text:p/>
          </draw:image>
        </draw:frame>
        <draw:custom-shape draw:style-name="gr7" draw:text-style-name="P5" draw:layer="layout" svg:width="0.889cm" svg:height="0.254cm" svg:x="14.462cm" svg:y="2.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3.125cm" svg:height="0.425cm" svg:x="11.641cm" svg:y="11.051cm">
          <text:p text:style-name="P1"><text:span text:style-name="T2">Visualiz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3.352cm" svg:height="4.572cm" svg:x="11.541cm" svg:y="10.9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185cm" svg:height="5.969cm" svg:x="2.832cm" svg:y="9.1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295cm" svg:height="0.508cm" draw:transform="skewX (-0.0216420827247297) translate (5.699cm 2.5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5.588cm" svg:height="0.889cm" draw:transform="rotate (1.5694000633933) translate (1.5cm 9.889cm)">
          <draw:text-box>
            <text:p text:style-name="P7"><text:span text:style-name="T3">P</text:span><text:span text:style-name="T3">r</text:span><text:span text:style-name="T3">i</text:span><text:span text:style-name="T3">o</text:span><text:span text:style-name="T3">r</text:span><text:span text:style-name="T3"> </text:span><text:span text:style-name="T3">i</text:span><text:span text:style-name="T3">n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frame draw:style-name="gr6" draw:text-style-name="P4" draw:layer="layout" svg:width="4.82cm" svg:height="1.016cm" svg:x="4.384cm" svg:y="1.254cm">
          <draw:text-box>
            <text:p><text:span text:style-name="T1">S</text:span><text:span text:style-name="T1">p</text:span><text:span text:style-name="T1">h</text:span><text:span text:style-name="T1">e</text:span><text:span text:style-name="T1">t</text:span><text:span text:style-name="T1">c</text:span><text:span text:style-name="T1">h</text:span><text:span text:style-name="T1">e</text:span><text:span text:style-name="T1">r</text:span></text:p>
          </draw:text-box>
        </draw:frame>
        <draw:custom-shape draw:style-name="gr3" draw:text-style-name="P3" draw:layer="layout" svg:width="0.635cm" svg:height="0.635cm" svg:x="9.085cm" svg:y="10.4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8.585cm" svg:y="10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8.296cm" svg:y="13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798cm" svg:height="0.607cm" draw:transform="skewX (-0.0214675497995302) translate (5.318cm 7.7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9" draw:layer="layout" svg:width="1.524cm" svg:height="0.569cm" svg:x="5.14cm" svg:y="2.524cm">
          <draw:text-box>
            <text:p><text:span text:style-name="T4">G</text:span><text:span text:style-name="T4">e</text:span><text:span text:style-name="T4">n</text:span><text:span text:style-name="T4">e</text:span><text:span text:style-name="T4">s</text:span></text:p>
          </draw:text-box>
        </draw:frame>
        <draw:frame draw:style-name="gr14" draw:text-style-name="P9" draw:layer="layout" svg:width="1.524cm" svg:height="0.569cm" draw:transform="rotate (1.54967784284577) translate (2.302cm 5.565cm)">
          <draw:text-box>
            <text:p><text:span text:style-name="T4">C</text:span><text:span text:style-name="T4">e</text:span><text:span text:style-name="T4">l</text:span><text:span text:style-name="T4">l</text:span><text:span text:style-name="T4">s</text:span></text:p>
          </draw:text-box>
        </draw:frame>
        <draw:custom-shape draw:style-name="gr3" draw:text-style-name="P3" draw:layer="layout" svg:width="0.635cm" svg:height="0.635cm" svg:x="4.194cm" svg:y="9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4.926cm" svg:y="13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7.013cm" svg:y="9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6.213cm" svg:y="9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1.259cm" svg:height="0.635cm" draw:transform="skewX (-0.0204203522483337) translate (7.875cm 13.8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0.386cm" svg:height="0.508cm" draw:transform="skewX (-0.00401425727958705) rotate (0.733561884613217) translate (9.135cm 11.9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4.426cm" svg:y="13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4.426cm" svg:y="12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4.826cm" svg:y="13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4.326cm" svg:y="13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6.372cm" svg:y="14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8.696cm" svg:y="12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7.696cm" svg:y="13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8.096cm" svg:y="12.7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8.296cm" svg:y="12.3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7.896cm" svg:y="12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7.596cm" svg:y="12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7.196cm" svg:y="13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6.696cm" svg:y="13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6.196cm" svg:y="12.9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896cm" svg:y="12.6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6.996cm" svg:y="12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6.596cm" svg:y="12.3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7.096cm" svg:y="11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7.196cm" svg:y="12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4.996cm" svg:y="11.9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4.996cm" svg:y="11.3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3.096cm" svg:y="12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3.896cm" svg:y="11.7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3.696cm" svg:y="12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3.196cm" svg:y="11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3.296cm" svg:y="11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3.633cm" svg:y="10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194cm" svg:y="9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4.794cm" svg:y="9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394cm" svg:y="9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6.294cm" svg:y="10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5.794cm" svg:y="10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6.194cm" svg:y="11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6.594cm" svg:y="10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6.894cm" svg:y="10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7.494cm" svg:y="9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7.494cm" svg:y="10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8.094cm" svg:y="10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8.094cm" svg:y="10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8.694cm" svg:y="10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8.494cm" svg:y="11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8.994cm" svg:y="11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9.294cm" svg:y="10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691cm" svg:height="0.517cm" draw:transform="skewX (-0.0204203522483337) translate (4.319cm 10.9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0.884cm" svg:height="0.635cm" draw:transform="skewX (-0.0204203522483336) translate (6.089cm 11.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0.884cm" svg:height="0.635cm" draw:transform="skewX (-0.0204203522483336) translate (5.708cm 11.9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0.384cm" svg:height="0.381cm" draw:transform="skewX (-0.0204203522483336) translate (4.446cm 12.3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0.384cm" svg:height="0.381cm" draw:transform="skewX (-0.0204203522483336) translate (2.895cm 11.6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0.252cm" svg:height="0.254cm" draw:transform="skewX (-0.0204203522483337) translate (7.748cm 11.3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0.252cm" svg:height="0.254cm" draw:transform="skewX (-0.0204203522483337) translate (7.748cm 11.8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0.384cm" svg:height="0.381cm" draw:transform="skewX (-0.0204203522483336) translate (6.213cm 13.6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0.135cm" svg:height="0.127cm" draw:transform="skewX (-0.0204203522483337) translate (3.927cm 11.6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layout" svg:width="0.951cm" svg:height="0.517cm" draw:transform="skewX (-0.0204203522483337) translate (16.317cm 9.8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" draw:layer="layout" svg:width="5.842cm" svg:height="3.937cm" svg:x="2.795cm" svg:y="3.094cm">
          <draw:image xlink:href="Pictures/10000201000000E40000015BE25AE356CF30ADDE.png" xlink:type="simple" xlink:show="embed" xlink:actuate="onLoad">
            <text:p/>
          </draw:image>
        </draw:frame>
        <draw:frame draw:style-name="gr23" draw:text-style-name="P1" draw:layer="layout" svg:width="5.842cm" svg:height="3.937cm" svg:x="3.195cm" svg:y="3.395cm">
          <draw:image xlink:href="Pictures/10000201000000E40000015BE25AE356CF30ADDE.png" xlink:type="simple" xlink:show="embed" xlink:actuate="onLoad">
            <text:p/>
          </draw:image>
        </draw:frame>
        <draw:frame draw:style-name="gr23" draw:text-style-name="P1" draw:layer="layout" svg:width="5.842cm" svg:height="3.937cm" svg:x="3.595cm" svg:y="3.796cm">
          <draw:image xlink:href="Pictures/10000201000000E40000015BE25AE356CF30ADDE.png" xlink:type="simple" xlink:show="embed" xlink:actuate="onLoad">
            <text:p/>
          </draw:image>
        </draw:frame>
        <draw:frame draw:style-name="gr1" draw:text-style-name="P1" draw:layer="layout" svg:width="5.965cm" svg:height="3.421cm" svg:x="11.816cm" svg:y="2.848cm">
          <draw:image xlink:href="Pictures/10000201000001B1000000FAA01AC87D723722E7.png" xlink:type="simple" xlink:show="embed" xlink:actuate="onLoad">
            <text:p/>
          </draw:image>
        </draw:frame>
        <draw:custom-shape draw:style-name="gr24" draw:text-style-name="P5" draw:layer="layout" svg:width="1.793cm" svg:height="1.496cm" draw:transform="skewX (-0.0205948851735331) translate (11.685cm 2.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069cm" svg:height="0.425cm" svg:x="11.712cm" svg:y="2.451cm">
          <text:p text:style-name="P1"><text:span text:style-name="T2">Trajectory inferenc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096cm" svg:height="3.302cm" svg:x="18.543cm" svg:y="7.158cm">
          <draw:image xlink:href="Pictures/1000020100000281000001DA5E7A836723F8D173.png" xlink:type="simple" xlink:show="embed" xlink:actuate="onLoad">
            <text:p/>
          </draw:image>
        </draw:frame>
        <draw:custom-shape draw:style-name="gr26" draw:text-style-name="P5" draw:layer="layout" svg:width="1.864cm" svg:height="2.004cm" draw:transform="skewX (-0.0205948851735331) translate (22.861cm 4.3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6.096cm" svg:height="3.358cm" svg:x="18.543cm" svg:y="2.911cm">
          <draw:image xlink:href="Pictures/100002010000029A0000022436514A02BAF401E5.png" xlink:type="simple" xlink:show="embed" xlink:actuate="onLoad">
            <text:p/>
          </draw:image>
        </draw:frame>
        <draw:custom-shape draw:style-name="gr27" draw:text-style-name="P5" draw:layer="layout" svg:width="2.166cm" svg:height="1.877cm" draw:transform="skewX (-0.0205948851735331) translate (22.688cm 4.5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draw:layer="layout" svg:width="5.93cm" svg:height="0.425cm" svg:x="18.67cm" svg:y="2.451cm">
          <text:p text:style-name="P1"><text:span text:style-name="T2">Clustering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6.069cm" svg:height="0.425cm" svg:x="11.712cm" svg:y="6.551cm">
          <text:p text:style-name="P1"><text:span text:style-name="T2">Gene dynamics</text:span>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5.93cm" svg:height="0.425cm" svg:x="18.67cm" svg:y="6.551cm">
          <text:p text:style-name="P1"><text:span text:style-name="T2">Cluster annotation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571cm" svg:height="0.889cm" svg:x="21.655cm" svg:y="5.507cm">
          <draw:image xlink:href="Pictures/100002010000002400000041272A54DAE54AF1B1.png" xlink:type="simple" xlink:show="embed" xlink:actuate="onLoad">
            <text:p/>
          </draw:image>
        </draw:frame>
        <draw:frame draw:style-name="gr2" draw:text-style-name="P2" draw:layer="layout" svg:width="0.571cm" svg:height="0.763cm" svg:x="14.756cm" svg:y="5.634cm">
          <draw:image xlink:href="Pictures/100002010000002400000041272A54DAE54AF1B1.png" xlink:type="simple" xlink:show="embed" xlink:actuate="onLoad">
            <text:p/>
          </draw:image>
        </draw:frame>
        <draw:frame draw:style-name="gr29" draw:text-style-name="P1" draw:layer="layout" svg:width="0.481cm" svg:height="6.858cm" draw:transform="rotate (-3.14159265358979) translate (2.541cm 12.365cm)">
          <draw:image xlink:href="Pictures/100002010000002900000393B84DBEA4B4C2906B.png" xlink:type="simple" xlink:show="embed" xlink:actuate="onLoad">
            <text:p/>
          </draw:image>
        </draw:frame>
        <draw:frame draw:style-name="gr30" draw:text-style-name="P1" draw:layer="layout" svg:width="0.508cm" svg:height="0.381cm" svg:x="2.287cm" svg:y="12.011cm">
          <draw:image xlink:href="Pictures/1000020100000040000000257B6594778108A13F.png" xlink:type="simple" xlink:show="embed" xlink:actuate="onLoad">
            <text:p/>
          </draw:image>
        </draw:frame>
        <draw:custom-shape draw:style-name="gr31" draw:text-style-name="P5" draw:layer="layout" svg:width="0.127cm" svg:height="1.016cm" draw:transform="skewX (-0.0205948851735331) translate (11.075cm 14.9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6.35cm" svg:height="8.382cm" svg:x="11.558cm" svg:y="2.33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6.477cm" svg:height="8.382cm" svg:x="18.416cm" svg:y="2.33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0.54cm" svg:height="0.762cm" draw:transform="skewX (-0.0205948851735331) translate (18.502cm 9.2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2" draw:layer="layout" svg:width="4.953cm" svg:height="0.569cm" draw:transform="rotate (1.56678206951531) translate (2.109cm 10.4cm)">
          <draw:text-box>
            <text:p text:style-name="P11"><text:span text:style-name="T5">e.</text:span><text:span text:style-name="T5">g.</text:span><text:span text:style-name="T5">, </text:span><text:span text:style-name="T5">c</text:span><text:span text:style-name="T5">el</text:span><text:span text:style-name="T5">l </text:span><text:span text:style-name="T5">ty</text:span><text:span text:style-name="T5">p</text:span><text:span text:style-name="T5">e, </text:span><text:span text:style-name="T5">c</text:span><text:span text:style-name="T5">ol</text:span><text:span text:style-name="T5">le</text:span><text:span text:style-name="T5">ct</text:span><text:span text:style-name="T5">io</text:span><text:span text:style-name="T5">n </text:span><text:span text:style-name="T5">ti</text:span><text:span text:style-name="T5">m</text:span><text:span text:style-name="T5">e.</text:span></text:p>
          </draw:text-box>
        </draw:frame>
        <draw:frame draw:style-name="gr36" draw:text-style-name="P1" draw:layer="layout" svg:width="6.196cm" svg:height="3.81cm" svg:x="11.685cm" svg:y="11.576cm">
          <draw:image xlink:href="Pictures/100002010000020A000001E3E103925884D097F4.png" xlink:type="simple" xlink:show="embed" xlink:actuate="onLoad">
            <text:p/>
          </draw:image>
        </draw:frame>
        <draw:frame draw:style-name="gr36" draw:text-style-name="P1" draw:layer="layout" svg:width="6.096cm" svg:height="3.81cm" svg:x="18.643cm" svg:y="11.576cm">
          <draw:image xlink:href="Pictures/1000020100000238000001EC5263E6863A7E8DD9.png" xlink:type="simple" xlink:show="embed" xlink:actuate="onLoad">
            <text:p/>
          </draw:image>
        </draw:frame>
        <draw:frame draw:style-name="gr37" draw:text-style-name="P14" draw:layer="layout" svg:width="2.159cm" svg:height="0.762cm" svg:x="11.512cm" svg:y="11.503cm">
          <draw:text-box>
            <text:p text:style-name="P13"><text:span text:style-name="T6">BEFORE</text:span><text:span text:style-name="T7"> </text:span></text:p>
          </draw:text-box>
        </draw:frame>
        <draw:frame draw:style-name="gr37" draw:text-style-name="P16" draw:layer="layout" svg:width="2.159cm" svg:height="0.762cm" svg:x="18.513cm" svg:y="11.503cm">
          <draw:text-box>
            <text:p text:style-name="P15"><text:span text:style-name="T6">AFTER </text:span></text:p>
          </draw:text-box>
        </draw:frame>
        <draw:custom-shape draw:style-name="gr38" draw:text-style-name="P5" draw:layer="layout" svg:width="1.074cm" svg:height="0.889cm" draw:transform="skewX (-0.0202458193231342) translate (16.689cm 14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5" draw:layer="layout" svg:width="1.074cm" svg:height="0.889cm" draw:transform="skewX (-0.0202458193231342) translate (23.59cm 14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5" draw:layer="layout" svg:width="0.708cm" svg:height="0.381cm" draw:transform="skewX (-0.0202458193231342) translate (20.499cm 11.6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5" draw:layer="layout" svg:width="0.852cm" svg:height="0.61cm" draw:transform="skewX (-0.0164060949687467) translate (18.67cm 13.4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5" draw:layer="layout" svg:width="0.852cm" svg:height="0.61cm" draw:transform="skewX (-0.0164060949687467) translate (19.171cm 14.205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059" svg:font-family="C059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aaad" draw:marker-start-width="0.203cm" draw:marker-start-center="false" draw:marker-end-width="0.203cm" draw:marker-end-center="false" draw:fill="none" draw:fill-color="#00aaad" draw:opacity="30%" draw:textarea-horizontal-align="justify" fo:padding-top="0.125cm" fo:padding-bottom="0.125cm" fo:padding-left="0.25cm" fo:padding-right="0.25cm" draw:shadow="hidden" draw:shadow-offset-x="0.2cm" draw:shadow-offset-y="0.2cm" draw:shadow-color="#808080" draw:shadow-opacity="3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svg:stroke-width="0cm" draw:marker-start-width="0.203cm" draw:marker-end-width="0.203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81cm" fo:margin-bottom="5.036cm" fo:margin-left="0.89cm" fo:margin-right="0.116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22:14:16.004349451</meta:creation-date>
    <meta:generator>LibreOffice/6.0.7.3.0$Linux_X86_64 LibreOffice_project/00$Build-3</meta:generator>
    <dc:date>2019-11-15T17:27:03.353906516</dc:date>
    <meta:editing-duration>PT2H23M41S</meta:editing-duration>
    <meta:editing-cycles>54</meta:editing-cycles>
    <meta:document-statistic meta:object-count="114"/>
  </office:meta>
</office:document-meta>
</file>